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dash" draw:stroke-dash="Ultrafine_20_Dashed" draw:fill-color="#8d1d75" draw:textarea-horizontal-align="justify" draw:textarea-vertical-align="middle" draw:auto-grow-height="false" fo:min-height="0.579cm" fo:min-width="9.438cm"/>
      <style:paragraph-properties style:writing-mode="lr-tb"/>
    </style:style>
    <style:style style:name="gr4" style:family="graphic" style:parent-style-name="Default_5f_2">
      <style:graphic-properties draw:stroke="dash" draw:stroke-dash="Ultrafine_20_Dashed" draw:fill-color="#fff5ce" draw:textarea-horizontal-align="justify" draw:textarea-vertical-align="middle" draw:auto-grow-height="false" fo:min-height="0.579cm" fo:min-width="9.968cm"/>
      <style:paragraph-properties style:writing-mode="lr-tb"/>
    </style:style>
    <style:style style:name="gr5" style:family="graphic" style:parent-style-name="Default_5f_2">
      <style:graphic-properties draw:stroke="dash" draw:stroke-dash="Ultrafine_20_Dashed" draw:fill-color="#eeeeee" draw:textarea-horizontal-align="justify" draw:textarea-vertical-align="middle" draw:auto-grow-height="false" fo:min-height="0.583cm" fo:min-width="10.52cm"/>
      <style:paragraph-properties style:writing-mode="lr-tb"/>
    </style:style>
    <style:style style:name="gr6" style:family="graphic" style:parent-style-name="Default_5f_2">
      <style:graphic-properties draw:stroke="dash" draw:stroke-dash="Ultrafine_20_Dashed" draw:fill="solid" draw:fill-color="#f7d1d5" draw:textarea-horizontal-align="justify" draw:textarea-vertical-align="middle" draw:auto-grow-height="false" fo:min-height="0.583cm" fo:min-width="11.0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0.4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13" style:family="graphic" style:parent-style-name="standard">
      <style:graphic-properties draw:fill-color="#ffffa6" draw:textarea-horizontal-align="justify" draw:textarea-vertical-align="middle" draw:auto-grow-height="false" fo:min-height="0.75cm" fo:min-width="1.5cm"/>
    </style:style>
    <style:style style:name="gr14" style:family="graphic" style:parent-style-name="Default_5f_3">
      <style:graphic-properties draw:stroke="none" draw:fill="none" fo:min-height="0.581cm"/>
      <style:paragraph-properties style:writing-mode="lr-tb"/>
    </style:style>
    <style:style style:name="gr15" style:family="graphic" style:parent-style-name="standard">
      <style:graphic-properties svg:stroke-color="#000000" draw:fill-color="#729fcf" draw:textarea-horizontal-align="justify" draw:textarea-vertical-align="middle" draw:auto-grow-height="false" fo:min-height="0.95cm" fo:min-width="1.5cm"/>
    </style:style>
    <style:style style:name="gr16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4.05cm" fo:min-width="13.1cm"/>
    </style:style>
    <style:style style:name="gr17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5cm" fo:min-width="12.1cm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95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888cm"/>
      <style:paragraph-properties style:writing-mode="lr-tb"/>
    </style:style>
    <style:style style:name="gr23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3.55cm" fo:min-width="13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9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5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/>
      <style:paragraph-properties style:writing-mode="lr-tb"/>
    </style:style>
    <style:style style:name="gr28" style:family="graphic" style:parent-style-name="standard">
      <style:graphic-properties draw:fill="solid" draw:fill-color="#f7d1d5" draw:textarea-horizontal-align="justify" draw:textarea-vertical-align="middle" draw:auto-grow-height="false" fo:min-height="0.75cm" fo:min-width="1.5cm"/>
    </style:style>
    <style:style style:name="gr29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5cm" fo:min-width="7.1cm" draw:shadow-opacity="100%"/>
    </style:style>
    <style:style style:name="gr30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5cm" fo:min-width="11.9cm" draw:shadow-opacity="100%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01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3.465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start" fo:text-indent="0cm" style:writing-mode="lr-tb"/>
    </style:style>
    <style:style style:name="P7" style:family="paragraph">
      <loext:graphic-properties draw:fill-color="#8d1d75"/>
      <style:paragraph-properties fo:margin-left="0cm" fo:margin-right="0cm" fo:text-align="start" fo:text-indent="0cm" style:writing-mode="lr-tb"/>
      <style:text-properties fo:color="#eeeeee" loext:opacity="100%" style:font-name="Open Sans" fo:font-size="22pt" style:font-size-asian="24pt" style:font-size-complex="24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-color="#fff5ce"/>
      <style:paragraph-properties fo:text-align="start" style:writing-mode="lr-tb"/>
      <style:text-properties fo:color="#000000" loext:opacity="100%" style:font-name="Open Sans" fo:font-size="22pt" style:font-size-asian="24pt" style:font-size-complex="24pt"/>
    </style:style>
    <style:style style:name="P10" style:family="paragraph">
      <loext:graphic-properties draw:fill-color="#eeeeee"/>
      <style:paragraph-properties fo:text-align="start" style:writing-mode="lr-tb"/>
      <style:text-properties fo:color="#000000" loext:opacity="100%" style:font-name="Open Sans" fo:font-size="22pt" style:font-size-asian="24pt" style:font-size-complex="24pt"/>
    </style:style>
    <style:style style:name="P11" style:family="paragraph">
      <loext:graphic-properties draw:fill="solid" draw:fill-color="#f7d1d5"/>
      <style:paragraph-properties fo:text-align="start" style:writing-mode="lr-tb"/>
      <style:text-properties style:font-name="Open Sans" fo:font-size="22pt" style:font-size-asian="24pt" style:font-size-complex="24pt"/>
    </style:style>
    <style:style style:name="P12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13" style:family="paragraph">
      <loext:graphic-properties draw:fill="none" draw:fill-color="#ffffff"/>
      <style:paragraph-properties style:writing-mode="lr-tb"/>
      <style:text-properties style:font-name="OpenSans"/>
    </style:style>
    <style:style style:name="P14" style:family="paragraph">
      <loext:graphic-properties draw:fill="none" draw:fill-color="#ffffff"/>
      <style:paragraph-properties style:writing-mode="lr-tb"/>
      <style:text-properties style:font-name="OpenSans" fo:font-weight="bold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17" style:family="paragraph">
      <loext:graphic-properties draw:fill-color="#ffffa6"/>
      <style:paragraph-properties fo:text-align="center" style:writing-mode="lr-tb"/>
      <style:text-properties style:font-name="OpenSans" fo:font-size="14pt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style:font-name="OpenSans" fo:font-size="14pt"/>
    </style:style>
    <style:style style:name="P20" style:family="paragraph">
      <loext:graphic-properties draw:fill="none" draw:fill-color="#ffffff"/>
      <style:paragraph-properties style:writing-mode="lr-tb"/>
      <style:text-properties style:font-name="OpenSans" fo:font-size="14pt" style:text-underline-style="solid" style:text-underline-width="auto" style:text-underline-color="font-color" style:font-size-asian="14pt" style:font-size-complex="14pt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solid" draw:fill-color="#ffffff" draw:opacity="100%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style:font-name="OpenSans" fo:font-size="18pt"/>
    </style:style>
    <style:style style:name="P25" style:family="paragraph">
      <loext:graphic-properties draw:fill="none"/>
      <style:paragraph-properties fo:text-align="center"/>
      <style:text-properties style:font-name="OpenSans" fo:font-size="18pt"/>
    </style:style>
    <style:style style:name="P26" style:family="paragraph">
      <loext:graphic-properties draw:fill="none"/>
      <style:paragraph-properties style:writing-mode="lr-tb"/>
      <style:text-properties style:font-name="OpenSans" fo:font-size="18pt"/>
    </style:style>
    <style:style style:name="P27" style:family="paragraph">
      <loext:graphic-properties draw:fill="none"/>
      <style:paragraph-properties fo:text-align="center"/>
      <style:text-properties style:font-name="OpenSans"/>
    </style:style>
    <style:style style:name="P28" style:family="paragraph">
      <loext:graphic-properties draw:fill="none" draw:fill-color="#ffffff"/>
      <style:paragraph-properties style:writing-mode="lr-tb"/>
      <style:text-properties style:font-name="OpenSans" fo:font-size="20pt" style:font-size-asian="20pt" style:font-size-complex="20pt"/>
    </style:style>
    <style:style style:name="P29" style:family="paragraph">
      <loext:graphic-properties draw:fill="solid" draw:fill-color="#f7d1d5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eeeeee" loext:opacity="10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Open Sans" fo:font-size="24pt" style:font-size-asian="24pt" style:font-size-complex="24pt"/>
    </style:style>
    <style:style style:name="T6" style:family="text">
      <style:text-properties fo:color="#000000" loext:opacity="100%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10" style:family="text">
      <style:text-properties style:font-name="OpenSans"/>
    </style:style>
    <style:style style:name="T11" style:family="text">
      <style:text-properties style:font-name="OpenSans" fo:font-weight="bold"/>
    </style:style>
    <style:style style:name="T12" style:family="text">
      <style:text-properties style:font-name="OpenSans" fo:font-size="14pt"/>
    </style:style>
    <style:style style:name="T13" style:family="text">
      <style:text-properties style:font-name="OpenSans"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style:font-name="OpenSans" fo:font-size="14pt" style:text-underline-style="none" style:font-size-asian="14pt" style:font-size-complex="14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style:font-name="OpenSans" fo:font-size="18pt"/>
    </style:style>
    <style:style style:name="T17" style:family="text">
      <style:text-properties style:font-name="OpenSans" fo:font-size="20pt" style:font-size-asian="20pt" style:font-size-complex="20pt"/>
    </style:style>
    <style:style style:name="T18" style:family="text">
      <style:text-properties style:font-name="Open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tack</text:span><text:span text:style-name="T1"> – Array Implement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– Array Implementa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_introduction" draw:style-name="dp1" draw:master-page-name="content" presentation:presentation-page-layout-name="AL2T1">
        <office:forms form:automatic-focus="false" form:apply-design-mode="false"/>
        <draw:custom-shape draw:style-name="gr3" draw:text-style-name="P7" xml:id="id1" draw:id="id1" draw:layer="layout" svg:width="12.354cm" svg:height="1.029cm" svg:x="-0.652cm" svg:y="5.032cm">
          <text:p text:style-name="P6"><text:span text:style-name="T4"><text:s text:c="2"/></text:span><text:span text:style-name="T4">Create Stack</text:span></text:p>
          <draw:enhanced-geometry svg:viewBox="0 0 21600 21600" draw:mirror-horizontal="true" draw:glue-points="?f6 0 10800 ?f8 ?f11 10800 ?f9 21600 10800 ?f10 ?f5 10800" draw:text-areas="?f3 ?f3 ?f4 ?f4" draw:type="parallelogram" draw:modifiers="870.6434641845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9" xml:id="id2" draw:id="id2" draw:layer="layout" svg:width="12.994cm" svg:height="1.029cm" svg:x="-0.622cm" svg:y="6.429cm">
          <text:p text:style-name="P8"><text:span text:style-name="T5"><text:s text:c="2"/></text:span><text:span text:style-name="T5">Insert an Element</text:span></text:p>
          <draw:enhanced-geometry svg:viewBox="0 0 21600 21600" draw:mirror-horizontal="true" draw:glue-points="?f6 0 10800 ?f8 ?f11 10800 ?f9 21600 10800 ?f10 ?f5 10800" draw:text-areas="?f3 ?f3 ?f4 ?f4" draw:type="parallelogram" draw:modifiers="841.0333208536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0" xml:id="id3" draw:id="id3" draw:layer="layout" svg:width="13.636cm" svg:height="1.029cm" svg:x="-0.569cm" svg:y="7.842cm">
          <text:p text:style-name="P8"><text:span text:style-name="T6"><text:s/></text:span><text:span text:style-name="T6">Delete an Element</text:span></text:p>
          <draw:enhanced-geometry svg:viewBox="0 0 21600 21600" draw:mirror-horizontal="true" draw:glue-points="?f6 0 10800 ?f8 ?f11 10800 ?f9 21600 10800 ?f10 ?f5 10800" draw:text-areas="?f3 ?f3 ?f4 ?f4" draw:type="parallelogram" draw:modifiers="772.9559287233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1" xml:id="id4" draw:id="id4" draw:layer="layout" svg:width="14.337cm" svg:height="1.029cm" svg:x="-0.665cm" svg:y="9.256cm">
          <text:p text:style-name="P8"><text:span text:style-name="T7"><text:s/></text:span><text:span text:style-name="T7">Print top Element </text:span></text:p>
          <draw:enhanced-geometry svg:viewBox="0 0 21600 21600" draw:mirror-horizontal="true" draw:glue-points="?f6 0 10800 ?f8 ?f11 10800 ?f9 21600 10800 ?f10 ?f5 10800" draw:text-areas="?f3 ?f3 ?f4 ?f4" draw:type="parallelogram" draw:modifiers="751.7366438833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5" draw:text-style-name="P12" draw:layer="layout" svg:width="19.5cm" svg:height="2.597cm" svg:x="0.649cm" svg:y="0.304cm" presentation:class="title" presentation:user-transformed="true">
          <draw:text-box>
            <text:p><text:span text:style-name="T8">Data Structure –Stack-Array Implementation </text:span><text:span text:style-name="T9"><text:line-break/></text:span><text:span text:style-name="T9">Oper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0-width/2;x" smil:keyTimes="0;1"/>
                  <anim:animate smil:dur="1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0-width/2;x" smil:keyTimes="0;1"/>
                  <anim:animate smil:dur="1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3" smil:attributeName="visibility" smil:to="visible"/>
                  <anim:animate smil:dur="1s" smil:fill="hold" smil:targetElement="id3" smil:attributeName="x" smil:values="0-width/2;x" smil:keyTimes="0;1"/>
                  <anim:animate smil:dur="1s" smil:fill="hold" smil:targetElement="id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– peek(stack,element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draw:style-name="gr7" draw:text-style-name="P13" xml:id="id6" draw:id="id6" draw:layer="layout" svg:width="24.6cm" svg:height="1.725cm" svg:x="1.4cm" svg:y="5.5cm">
          <draw:text-box>
            <text:p><text:span text:style-name="T10">stack <text:s text:c="5"/>: <text:s/>Pointer that contains address of structure variable (stack_t) </text:span></text:p>
          </draw:text-box>
        </draw:frame>
        <draw:frame draw:style-name="gr8" draw:text-style-name="P13" xml:id="id7" draw:id="id7" draw:layer="layout" svg:width="20.919cm" svg:height="0.988cm" svg:x="1.342cm" svg:y="6.604cm">
          <draw:text-box>
            <text:p><text:span text:style-name="T10">element <text:s/>: <text:s/>Pointer that contains address of an integer variable <text:s/></text:span></text:p>
          </draw:text-box>
        </draw:frame>
        <draw:frame draw:style-name="gr9" draw:text-style-name="P14" xml:id="id5" draw:id="id5" draw:layer="layout" svg:width="7.857cm" svg:height="1.199cm" svg:x="1.2cm" svg:y="4.3cm">
          <draw:text-box>
            <text:p><text:span text:style-name="T11">Input Specification:</text:span></text:p>
          </draw:text-box>
        </draw:frame>
        <draw:frame draw:style-name="gr10" draw:text-style-name="P14" xml:id="id8" draw:id="id8" draw:layer="layout" svg:width="9.457cm" svg:height="1.145cm" svg:x="1.2cm" svg:y="8.3cm">
          <draw:text-box>
            <text:p><text:span text:style-name="T11">Output Specification:</text:span></text:p>
          </draw:text-box>
        </draw:frame>
        <draw:frame draw:style-name="gr11" draw:text-style-name="P15" xml:id="id9" draw:id="id9" draw:layer="layout" svg:width="9.6cm" svg:height="0.962cm" svg:x="1.643cm" svg:y="9.538cm">
          <draw:text-box>
            <text:p>Status : <text:s/>e_true / e_false</text:p>
          </draw:text-box>
        </draw:frame>
        <draw:frame presentation:style-name="pr5" draw:text-style-name="P12" draw:layer="layout" svg:width="25.451cm" svg:height="2.597cm" svg:x="0.549cm" svg:y="0.206cm" presentation:class="title" presentation:user-transformed="true">
          <draw:text-box>
            <text:p><text:span text:style-name="T8">Data Structure Stack-Array Implementation </text:span><text:span text:style-name="T9"><text:line-break/></text:span><text:span text:style-name="T9">peek(stack,elemen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12" draw:layer="layout" svg:width="25.451cm" svg:height="2.597cm" svg:x="0.55cm" svg:y="0.207cm" presentation:class="title" presentation:user-transformed="true">
          <draw:text-box>
            <text:p><text:span text:style-name="T8">Data Structure Stack-Array Implementation </text:span><text:span text:style-name="T9"><text:line-break/></text:span><text:span text:style-name="T9">peek(stack,element)</text:span></text:p>
          </draw:text-box>
        </draw:frame>
        <draw:frame draw:style-name="gr12" draw:text-style-name="P16" xml:id="id10" draw:id="id10" draw:layer="layout" svg:width="1.7cm" svg:height="0.831cm" svg:x="22.258cm" svg:y="8.969cm">
          <draw:text-box>
            <text:p><text:span text:style-name="T12">item</text:span></text:p>
          </draw:text-box>
        </draw:frame>
        <draw:g xml:id="id11" draw:id="id11">
          <draw:custom-shape draw:style-name="gr13" draw:text-style-name="P17" draw:layer="layout" svg:width="2cm" svg:height="1cm" svg:x="17.958cm" svg:y="5.93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6" draw:layer="layout" svg:width="2.8cm" svg:height="0.962cm" svg:x="15.558cm" svg:y="5.976cm">
            <draw:text-box>
              <text:p><text:span text:style-name="T12">capacity</text:span></text:p>
            </draw:text-box>
          </draw:frame>
        </draw:g>
        <draw:frame draw:style-name="gr14" draw:text-style-name="P19" xml:id="id12" draw:id="id12" draw:layer="layout" svg:width="2.402cm" svg:height="0.831cm" svg:x="23.998cm" svg:y="5.438cm">
          <draw:text-box>
            <text:p text:style-name="P18"><text:span text:style-name="T12">item[2]</text:span></text:p>
          </draw:text-box>
        </draw:frame>
        <draw:frame draw:style-name="gr11" draw:text-style-name="P20" xml:id="id13" draw:id="id13" draw:layer="layout" svg:width="3.3cm" svg:height="0.962cm" svg:x="22.258cm" svg:y="2.676cm">
          <draw:text-box>
            <text:p><text:span text:style-name="T13">size</text:span><text:span text:style-name="T14"> = 4</text:span></text:p>
          </draw:text-box>
        </draw:frame>
        <draw:frame draw:style-name="gr14" draw:text-style-name="P19" xml:id="id14" draw:id="id14" draw:layer="layout" svg:width="1cm" svg:height="0.831cm" svg:x="18.558cm" svg:y="6.007cm">
          <draw:text-box>
            <text:p text:style-name="P18"><text:span text:style-name="T12">4</text:span></text:p>
          </draw:text-box>
        </draw:frame>
        <draw:g xml:id="id15" draw:id="id15">
          <draw:custom-shape draw:style-name="gr13" draw:text-style-name="P17" draw:layer="layout" svg:width="2cm" svg:height="1cm" svg:x="17.958cm" svg:y="7.93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6" draw:layer="layout" svg:width="1.8cm" svg:height="0.962cm" svg:x="16.858cm" svg:y="8.038cm">
            <draw:text-box>
              <text:p><text:span text:style-name="T12">top</text:span></text:p>
            </draw:text-box>
          </draw:frame>
        </draw:g>
        <draw:frame draw:style-name="gr14" draw:text-style-name="P19" xml:id="id16" draw:id="id16" draw:layer="layout" svg:width="2.442cm" svg:height="0.831cm" svg:x="23.958cm" svg:y="7.875cm">
          <draw:text-box>
            <text:p text:style-name="P18"><text:span text:style-name="T12">item[0]</text:span></text:p>
          </draw:text-box>
        </draw:frame>
        <draw:frame draw:style-name="gr14" draw:text-style-name="P19" xml:id="id17" draw:id="id17" draw:layer="layout" svg:width="2.647cm" svg:height="0.831cm" svg:x="23.953cm" svg:y="6.675cm">
          <draw:text-box>
            <text:p text:style-name="P18"><text:span text:style-name="T12">item[1]</text:span></text:p>
          </draw:text-box>
        </draw:frame>
        <draw:frame draw:style-name="gr14" draw:text-style-name="P19" xml:id="id18" draw:id="id18" draw:layer="layout" svg:width="2.402cm" svg:height="0.831cm" svg:x="23.998cm" svg:y="4.175cm">
          <draw:text-box>
            <text:p text:style-name="P18"><text:span text:style-name="T12">item[3]</text:span></text:p>
          </draw:text-box>
        </draw:frame>
        <draw:g xml:id="id19" draw:id="id19">
          <draw:custom-shape draw:style-name="gr15" draw:text-style-name="P21" draw:layer="layout" svg:width="2cm" svg:height="1.2cm" svg:x="22.058cm" svg:y="7.6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6.4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5.2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4.038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9" xml:id="id20" draw:id="id20" draw:layer="layout" svg:width="1.4cm" svg:height="0.831cm" svg:x="22.457cm" svg:y="7.875cm">
          <draw:text-box>
            <text:p text:style-name="P18"><text:span text:style-name="T12">10</text:span></text:p>
          </draw:text-box>
        </draw:frame>
        <draw:frame draw:style-name="gr14" draw:text-style-name="P19" xml:id="id21" draw:id="id21" draw:layer="layout" svg:width="1.4cm" svg:height="0.831cm" svg:x="22.5cm" svg:y="6.675cm">
          <draw:text-box>
            <text:p text:style-name="P18"><text:span text:style-name="T12">20</text:span></text:p>
          </draw:text-box>
        </draw:frame>
        <draw:frame draw:style-name="gr14" draw:text-style-name="P19" xml:id="id22" draw:id="id22" draw:layer="layout" svg:width="1.4cm" svg:height="0.831cm" svg:x="22.5cm" svg:y="5.369cm">
          <draw:text-box>
            <text:p text:style-name="P18"><text:span text:style-name="T12">30</text:span></text:p>
          </draw:text-box>
        </draw:frame>
        <draw:frame draw:style-name="gr14" draw:text-style-name="P19" xml:id="id23" draw:id="id23" draw:layer="layout" svg:width="1.4cm" svg:height="0.831cm" svg:x="22.5cm" svg:y="4.2cm">
          <draw:text-box>
            <text:p text:style-name="P18"><text:span text:style-name="T12">40</text:span></text:p>
          </draw:text-box>
        </draw:frame>
        <draw:frame draw:style-name="gr14" draw:text-style-name="P19" xml:id="id24" draw:id="id24" draw:layer="layout" svg:width="1.4cm" svg:height="0.831cm" svg:x="18.4cm" svg:y="8.038cm">
          <draw:text-box>
            <text:p text:style-name="P18"><text:span text:style-name="T12"><text:s/></text:span><text:span text:style-name="T12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12" draw:layer="layout" svg:width="25.451cm" svg:height="2.597cm" svg:x="0.55cm" svg:y="0.207cm" presentation:class="title" presentation:user-transformed="true">
          <draw:text-box>
            <text:p><text:span text:style-name="T8">Data Structure Stack-Array Implementation </text:span><text:span text:style-name="T9"><text:line-break/></text:span><text:span text:style-name="T9">peek(stack,element)</text:span></text:p>
          </draw:text-box>
        </draw:frame>
        <draw:frame draw:style-name="gr12" draw:text-style-name="P16" draw:layer="layout" svg:width="1.7cm" svg:height="0.831cm" svg:x="22.258cm" svg:y="8.969cm">
          <draw:text-box>
            <text:p><text:span text:style-name="T12">item</text:span></text:p>
          </draw:text-box>
        </draw:frame>
        <draw:g>
          <draw:custom-shape draw:style-name="gr13" draw:text-style-name="P17" draw:layer="layout" svg:width="2cm" svg:height="1cm" svg:x="17.958cm" svg:y="5.93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6" draw:layer="layout" svg:width="2.8cm" svg:height="0.962cm" svg:x="15.558cm" svg:y="5.976cm">
            <draw:text-box>
              <text:p><text:span text:style-name="T12">capacity</text:span></text:p>
            </draw:text-box>
          </draw:frame>
        </draw:g>
        <draw:frame draw:style-name="gr14" draw:text-style-name="P19" draw:layer="layout" svg:width="2.402cm" svg:height="0.831cm" svg:x="23.998cm" svg:y="5.438cm">
          <draw:text-box>
            <text:p text:style-name="P18"><text:span text:style-name="T12">item[2]</text:span></text:p>
          </draw:text-box>
        </draw:frame>
        <draw:frame draw:style-name="gr11" draw:text-style-name="P20" draw:layer="layout" svg:width="3.3cm" svg:height="0.962cm" svg:x="22.258cm" svg:y="2.676cm">
          <draw:text-box>
            <text:p><text:span text:style-name="T13">size</text:span><text:span text:style-name="T14"> = 4</text:span></text:p>
          </draw:text-box>
        </draw:frame>
        <draw:frame draw:style-name="gr14" draw:text-style-name="P19" draw:layer="layout" svg:width="1cm" svg:height="0.831cm" svg:x="18.558cm" svg:y="6.007cm">
          <draw:text-box>
            <text:p text:style-name="P18"><text:span text:style-name="T12">4</text:span></text:p>
          </draw:text-box>
        </draw:frame>
        <draw:g>
          <draw:custom-shape draw:style-name="gr13" draw:text-style-name="P17" draw:layer="layout" svg:width="2cm" svg:height="1cm" svg:x="17.958cm" svg:y="7.93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6" draw:layer="layout" svg:width="1.8cm" svg:height="0.962cm" svg:x="16.858cm" svg:y="8.038cm">
            <draw:text-box>
              <text:p><text:span text:style-name="T12">top</text:span></text:p>
            </draw:text-box>
          </draw:frame>
        </draw:g>
        <draw:frame draw:style-name="gr14" draw:text-style-name="P19" draw:layer="layout" svg:width="2.442cm" svg:height="0.831cm" svg:x="23.958cm" svg:y="7.875cm">
          <draw:text-box>
            <text:p text:style-name="P18"><text:span text:style-name="T12">item[0]</text:span></text:p>
          </draw:text-box>
        </draw:frame>
        <draw:frame draw:style-name="gr14" draw:text-style-name="P19" draw:layer="layout" svg:width="2.647cm" svg:height="0.831cm" svg:x="23.953cm" svg:y="6.675cm">
          <draw:text-box>
            <text:p text:style-name="P18"><text:span text:style-name="T12">item[1]</text:span></text:p>
          </draw:text-box>
        </draw:frame>
        <draw:frame draw:style-name="gr14" draw:text-style-name="P19" draw:layer="layout" svg:width="2.402cm" svg:height="0.831cm" svg:x="23.998cm" svg:y="4.175cm">
          <draw:text-box>
            <text:p text:style-name="P18"><text:span text:style-name="T12">item[3]</text:span></text:p>
          </draw:text-box>
        </draw:frame>
        <draw:g>
          <draw:custom-shape draw:style-name="gr15" draw:text-style-name="P21" draw:layer="layout" svg:width="2cm" svg:height="1.2cm" svg:x="22.058cm" svg:y="7.6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6.4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5.2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4.038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9" draw:layer="layout" svg:width="1.4cm" svg:height="0.831cm" svg:x="22.457cm" svg:y="7.875cm">
          <draw:text-box>
            <text:p xml:id="id26" text:id="id26" text:style-name="P18"><text:span text:style-name="T12">10</text:span></text:p>
          </draw:text-box>
        </draw:frame>
        <draw:frame draw:style-name="gr14" draw:text-style-name="P19" draw:layer="layout" svg:width="1.4cm" svg:height="0.831cm" svg:x="22.5cm" svg:y="6.675cm">
          <draw:text-box>
            <text:p xml:id="id27" text:id="id27" text:style-name="P18"><text:span text:style-name="T12">20</text:span></text:p>
          </draw:text-box>
        </draw:frame>
        <draw:frame draw:style-name="gr14" draw:text-style-name="P19" draw:layer="layout" svg:width="1.4cm" svg:height="0.831cm" svg:x="22.5cm" svg:y="5.369cm">
          <draw:text-box>
            <text:p xml:id="id28" text:id="id28" text:style-name="P18"><text:span text:style-name="T12">30</text:span></text:p>
          </draw:text-box>
        </draw:frame>
        <draw:frame draw:style-name="gr14" draw:text-style-name="P19" draw:layer="layout" svg:width="1.4cm" svg:height="0.831cm" svg:x="22.5cm" svg:y="4.2cm">
          <draw:text-box>
            <text:p xml:id="id29" text:id="id29" text:style-name="P18"><text:span text:style-name="T12">40</text:span></text:p>
          </draw:text-box>
        </draw:frame>
        <draw:frame draw:style-name="gr14" draw:text-style-name="P19" draw:layer="layout" svg:width="1.4cm" svg:height="0.831cm" svg:x="18.4cm" svg:y="8.038cm">
          <draw:text-box>
            <text:p xml:id="id25" text:id="id25" text:style-name="P18"><text:span text:style-name="T12"><text:s/></text:span><text:span text:style-name="T12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wave" presentation:text-only="true">
                  <anim:animateMotion smil:begin="0s" smil:dur="0.25s" smil:fill="hold" smil:accelerate="0.5" smil:decelerate="0.5" smil:autoReverse="true" smil:targetElement="id25" anim:sub-item="text" svg:path="M 0.0 0.0 L 0.0 -0.07213"/>
                  <anim:animateTransform smil:begin="0s" smil:dur="0.125s" smil:fill="hold" smil:targetElement="id25" anim:sub-item="text" smil:by="25" smil:attributeName="transform" svg:type="rotate"/>
                  <anim:animateTransform smil:begin="0.125s" smil:dur="0.125s" smil:fill="hold" smil:targetElement="id25" anim:sub-item="text" smil:by="-25" smil:attributeName="transform" svg:type="rotate"/>
                  <anim:animateTransform smil:begin="0.25s" smil:dur="0.125s" smil:fill="hold" smil:targetElement="id25" anim:sub-item="text" smil:by="-25" smil:attributeName="transform" svg:type="rotate"/>
                  <anim:animateTransform smil:begin="0.375s" smil:dur="0.125s" smil:fill="hold" smil:targetElement="id25" anim:sub-item="text" smil:by="25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wave" presentation:text-only="true">
                  <anim:animateMotion smil:begin="0s" smil:dur="0.25s" smil:fill="hold" smil:accelerate="0.5" smil:decelerate="0.5" smil:autoReverse="true" smil:targetElement="id26" anim:sub-item="text" svg:path="M 0.0 0.0 L 0.0 -0.07213"/>
                  <anim:animateTransform smil:begin="0s" smil:dur="0.125s" smil:fill="hold" smil:targetElement="id26" anim:sub-item="text" smil:by="25" smil:attributeName="transform" svg:type="rotate"/>
                  <anim:animateTransform smil:begin="0.125s" smil:dur="0.125s" smil:fill="hold" smil:targetElement="id26" anim:sub-item="text" smil:by="-25" smil:attributeName="transform" svg:type="rotate"/>
                  <anim:animateTransform smil:begin="0.25s" smil:dur="0.125s" smil:fill="hold" smil:targetElement="id26" anim:sub-item="text" smil:by="-25" smil:attributeName="transform" svg:type="rotate"/>
                  <anim:animateTransform smil:begin="0.375s" smil:dur="0.125s" smil:fill="hold" smil:targetElement="id26" anim:sub-item="text" smil:by="25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wave" presentation:text-only="true">
                  <anim:animateMotion smil:begin="0s" smil:dur="0.25s" smil:fill="hold" smil:accelerate="0.5" smil:decelerate="0.5" smil:autoReverse="true" smil:targetElement="id27" anim:sub-item="text" svg:path="M 0.0 0.0 L 0.0 -0.07213"/>
                  <anim:animateTransform smil:begin="0s" smil:dur="0.125s" smil:fill="hold" smil:targetElement="id27" anim:sub-item="text" smil:by="25" smil:attributeName="transform" svg:type="rotate"/>
                  <anim:animateTransform smil:begin="0.125s" smil:dur="0.125s" smil:fill="hold" smil:targetElement="id27" anim:sub-item="text" smil:by="-25" smil:attributeName="transform" svg:type="rotate"/>
                  <anim:animateTransform smil:begin="0.25s" smil:dur="0.125s" smil:fill="hold" smil:targetElement="id27" anim:sub-item="text" smil:by="-25" smil:attributeName="transform" svg:type="rotate"/>
                  <anim:animateTransform smil:begin="0.375s" smil:dur="0.125s" smil:fill="hold" smil:targetElement="id27" anim:sub-item="text" smil:by="25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wave" presentation:text-only="true">
                  <anim:animateMotion smil:begin="0s" smil:dur="0.25s" smil:fill="hold" smil:accelerate="0.5" smil:decelerate="0.5" smil:autoReverse="true" smil:targetElement="id28" anim:sub-item="text" svg:path="M 0.0 0.0 L 0.0 -0.07213"/>
                  <anim:animateTransform smil:begin="0s" smil:dur="0.125s" smil:fill="hold" smil:targetElement="id28" anim:sub-item="text" smil:by="25" smil:attributeName="transform" svg:type="rotate"/>
                  <anim:animateTransform smil:begin="0.125s" smil:dur="0.125s" smil:fill="hold" smil:targetElement="id28" anim:sub-item="text" smil:by="-25" smil:attributeName="transform" svg:type="rotate"/>
                  <anim:animateTransform smil:begin="0.25s" smil:dur="0.125s" smil:fill="hold" smil:targetElement="id28" anim:sub-item="text" smil:by="-25" smil:attributeName="transform" svg:type="rotate"/>
                  <anim:animateTransform smil:begin="0.375s" smil:dur="0.125s" smil:fill="hold" smil:targetElement="id28" anim:sub-item="text" smil:by="25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wave" presentation:text-only="true">
                  <anim:animateMotion smil:begin="0s" smil:dur="0.25s" smil:fill="hold" smil:accelerate="0.5" smil:decelerate="0.5" smil:autoReverse="true" smil:targetElement="id29" anim:sub-item="text" svg:path="M 0.0 0.0 L 0.0 -0.07213"/>
                  <anim:animateTransform smil:begin="0s" smil:dur="0.125s" smil:fill="hold" smil:targetElement="id29" anim:sub-item="text" smil:by="25" smil:attributeName="transform" svg:type="rotate"/>
                  <anim:animateTransform smil:begin="0.125s" smil:dur="0.125s" smil:fill="hold" smil:targetElement="id29" anim:sub-item="text" smil:by="-25" smil:attributeName="transform" svg:type="rotate"/>
                  <anim:animateTransform smil:begin="0.25s" smil:dur="0.125s" smil:fill="hold" smil:targetElement="id29" anim:sub-item="text" smil:by="-25" smil:attributeName="transform" svg:type="rotate"/>
                  <anim:animateTransform smil:begin="0.375s" smil:dur="0.125s" smil:fill="hold" smil:targetElement="id29" anim:sub-item="text" smil:by="25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12" draw:layer="layout" svg:width="25.451cm" svg:height="2.597cm" svg:x="0.55cm" svg:y="0.207cm" presentation:class="title" presentation:user-transformed="true">
          <draw:text-box>
            <text:p><text:span text:style-name="T8">Data Structure Stack-Array Implementation </text:span><text:span text:style-name="T9"><text:line-break/></text:span><text:span text:style-name="T9">peek(stack,element)</text:span></text:p>
          </draw:text-box>
        </draw:frame>
        <draw:custom-shape draw:style-name="gr16" draw:text-style-name="P22" xml:id="id31" draw:id="id31" draw:layer="layout" svg:width="13.6cm" svg:height="4.3cm" svg:x="1.6cm" svg:y="3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xml:id="id33" draw:id="id33" draw:layer="layout" svg:width="12.6cm" svg:height="0.9cm" svg:x="2.2cm" svg:y="3.6cm">
          <text:p/>
          <draw:enhanced-geometry svg:viewBox="0 0 21600 21600" draw:type="rectangle" draw:enhanced-path="M 0 0 L 21600 0 21600 21600 0 21600 0 0 Z N"/>
        </draw:custom-shape>
        <draw:g xml:id="id32" draw:id="id32">
          <draw:frame draw:style-name="gr18" draw:text-style-name="P13" draw:layer="layout" svg:width="8.452cm" svg:height="0.988cm" svg:x="2.2cm" svg:y="3.6cm">
            <draw:text-box>
              <text:p><text:span text:style-name="T10">if(is_stack_empty(stack))</text:span></text:p>
            </draw:text-box>
          </draw:frame>
          <draw:frame draw:style-name="gr19" draw:text-style-name="P13" draw:layer="layout" svg:width="4.862cm" svg:height="0.988cm" svg:x="2.748cm" svg:y="4.6cm">
            <draw:text-box>
              <text:p><text:span text:style-name="T10">return e_false</text:span></text:p>
            </draw:text-box>
          </draw:frame>
          <draw:g>
            <draw:frame draw:style-name="gr20" draw:text-style-name="P24" draw:layer="layout" svg:width="13.4cm" svg:height="1cm" svg:x="1.9cm" svg:y="5.5cm">
              <draw:text-box>
                <text:p><text:span text:style-name="T15"><text:s/></text:span><text:span text:style-name="T15">e</text:span><text:span text:style-name="T16">lement = stack <text:s text:c="10"/>item[stack <text:s text:c="7"/>top] </text:span></text:p>
              </draw:text-box>
            </draw:frame>
            <draw:line draw:style-name="gr21" draw:text-style-name="P25" draw:layer="layout" svg:x1="7.642cm" svg:y1="6cm" svg:x2="8.598cm" svg:y2="6cm">
              <text:p/>
            </draw:line>
            <draw:line draw:style-name="gr21" draw:text-style-name="P25" draw:layer="layout" svg:x1="12.042cm" svg:y1="6cm" svg:x2="12.998cm" svg:y2="6cm">
              <text:p/>
            </draw:line>
          </draw:g>
          <draw:frame draw:style-name="gr22" draw:text-style-name="P26" draw:layer="layout" svg:width="6.3cm" svg:height="1.138cm" svg:x="1.902cm" svg:y="6.362cm">
            <draw:text-box>
              <text:p><text:span text:style-name="T16"><text:s/></text:span><text:span text:style-name="T16">return e_true</text:span></text:p>
            </draw:text-box>
          </draw:frame>
        </draw:g>
        <draw:frame draw:style-name="gr12" draw:text-style-name="P16" draw:layer="layout" svg:width="1.7cm" svg:height="0.831cm" svg:x="22.258cm" svg:y="8.969cm">
          <draw:text-box>
            <text:p><text:span text:style-name="T12">item</text:span></text:p>
          </draw:text-box>
        </draw:frame>
        <draw:g>
          <draw:custom-shape draw:style-name="gr13" draw:text-style-name="P17" draw:layer="layout" svg:width="2cm" svg:height="1cm" svg:x="17.958cm" svg:y="5.93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6" draw:layer="layout" svg:width="2.8cm" svg:height="0.962cm" svg:x="15.558cm" svg:y="5.976cm">
            <draw:text-box>
              <text:p><text:span text:style-name="T12">capacity</text:span></text:p>
            </draw:text-box>
          </draw:frame>
        </draw:g>
        <draw:frame draw:style-name="gr14" draw:text-style-name="P19" draw:layer="layout" svg:width="2.402cm" svg:height="0.831cm" svg:x="23.998cm" svg:y="5.438cm">
          <draw:text-box>
            <text:p text:style-name="P18"><text:span text:style-name="T12">item[2]</text:span></text:p>
          </draw:text-box>
        </draw:frame>
        <draw:frame draw:style-name="gr11" draw:text-style-name="P20" draw:layer="layout" svg:width="3.3cm" svg:height="0.962cm" svg:x="22.258cm" svg:y="2.676cm">
          <draw:text-box>
            <text:p><text:span text:style-name="T13">size</text:span><text:span text:style-name="T14"> = 4</text:span></text:p>
          </draw:text-box>
        </draw:frame>
        <draw:frame draw:style-name="gr14" draw:text-style-name="P19" draw:layer="layout" svg:width="1cm" svg:height="0.831cm" svg:x="18.558cm" svg:y="6.007cm">
          <draw:text-box>
            <text:p text:style-name="P18"><text:span text:style-name="T12">4</text:span></text:p>
          </draw:text-box>
        </draw:frame>
        <draw:g>
          <draw:custom-shape draw:style-name="gr13" draw:text-style-name="P17" draw:layer="layout" svg:width="2cm" svg:height="1cm" svg:x="17.958cm" svg:y="7.93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6" draw:layer="layout" svg:width="1.8cm" svg:height="0.962cm" svg:x="16.858cm" svg:y="8.038cm">
            <draw:text-box>
              <text:p><text:span text:style-name="T12">top</text:span></text:p>
            </draw:text-box>
          </draw:frame>
        </draw:g>
        <draw:frame draw:style-name="gr14" draw:text-style-name="P19" draw:layer="layout" svg:width="2.442cm" svg:height="0.831cm" svg:x="23.958cm" svg:y="7.875cm">
          <draw:text-box>
            <text:p text:style-name="P18"><text:span text:style-name="T12">item[0]</text:span></text:p>
          </draw:text-box>
        </draw:frame>
        <draw:frame draw:style-name="gr14" draw:text-style-name="P19" draw:layer="layout" svg:width="2.647cm" svg:height="0.831cm" svg:x="23.953cm" svg:y="6.675cm">
          <draw:text-box>
            <text:p text:style-name="P18"><text:span text:style-name="T12">item[1]</text:span></text:p>
          </draw:text-box>
        </draw:frame>
        <draw:frame draw:style-name="gr14" draw:text-style-name="P19" draw:layer="layout" svg:width="2.402cm" svg:height="0.831cm" svg:x="23.998cm" svg:y="4.175cm">
          <draw:text-box>
            <text:p text:style-name="P18"><text:span text:style-name="T12">item[3]</text:span></text:p>
          </draw:text-box>
        </draw:frame>
        <draw:g>
          <draw:custom-shape draw:style-name="gr15" draw:text-style-name="P21" draw:layer="layout" svg:width="2cm" svg:height="1.2cm" svg:x="22.058cm" svg:y="7.6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6.4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5.2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4.038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9" draw:layer="layout" svg:width="1.4cm" svg:height="0.831cm" svg:x="22.457cm" svg:y="7.875cm">
          <draw:text-box>
            <text:p text:style-name="P18"><text:span text:style-name="T12">10</text:span></text:p>
          </draw:text-box>
        </draw:frame>
        <draw:frame draw:style-name="gr14" draw:text-style-name="P19" draw:layer="layout" svg:width="1.4cm" svg:height="0.831cm" svg:x="22.5cm" svg:y="6.675cm">
          <draw:text-box>
            <text:p text:style-name="P18"><text:span text:style-name="T12">20</text:span></text:p>
          </draw:text-box>
        </draw:frame>
        <draw:frame draw:style-name="gr14" draw:text-style-name="P19" draw:layer="layout" svg:width="1.4cm" svg:height="0.831cm" svg:x="22.5cm" svg:y="5.369cm">
          <draw:text-box>
            <text:p text:style-name="P18"><text:span text:style-name="T12">30</text:span></text:p>
          </draw:text-box>
        </draw:frame>
        <draw:frame draw:style-name="gr14" draw:text-style-name="P19" draw:layer="layout" svg:width="1.4cm" svg:height="0.831cm" svg:x="22.5cm" svg:y="4.2cm">
          <draw:text-box>
            <text:p text:style-name="P18"><text:span text:style-name="T12">40</text:span></text:p>
          </draw:text-box>
        </draw:frame>
        <draw:frame draw:style-name="gr14" draw:text-style-name="P19" draw:layer="layout" svg:width="1.4cm" svg:height="0.831cm" svg:x="18.4cm" svg:y="8.038cm">
          <draw:text-box>
            <text:p xml:id="id30" text:id="id30" text:style-name="P18"><text:span text:style-name="T12"><text:s/></text:span><text:span text:style-name="T12">3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31" smil:attributeName="visibility" smil:to="visible"/>
                  <anim:transitionFilter smil:dur="0.5s" smil:targetElement="id3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32" smil:attributeName="visibility" smil:to="visible"/>
                  <anim:transitionFilter smil:dur="0.5s" smil:targetElement="id3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12" draw:layer="layout" svg:width="25.451cm" svg:height="2.597cm" svg:x="0.55cm" svg:y="0.207cm" presentation:class="title" presentation:user-transformed="true">
          <draw:text-box>
            <text:p><text:span text:style-name="T8">Data Structure Stack-Array Implementation </text:span><text:span text:style-name="T9"><text:line-break/></text:span><text:span text:style-name="T9">peek(stack,element)</text:span></text:p>
          </draw:text-box>
        </draw:frame>
        <draw:custom-shape draw:style-name="gr16" draw:text-style-name="P22" draw:layer="layout" svg:width="13.6cm" svg:height="4.3cm" svg:x="1.6cm" svg:y="3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2.6cm" svg:height="0.9cm" svg:x="2.2cm" svg:y="3.6cm">
          <text:p/>
          <draw:enhanced-geometry svg:viewBox="0 0 21600 21600" draw:type="rectangle" draw:enhanced-path="M 0 0 L 21600 0 21600 21600 0 21600 0 0 Z N"/>
        </draw:custom-shape>
        <draw:g>
          <draw:frame draw:style-name="gr18" draw:text-style-name="P13" draw:layer="layout" svg:width="8.452cm" svg:height="0.988cm" svg:x="2.2cm" svg:y="3.6cm">
            <draw:text-box>
              <text:p><text:span text:style-name="T10">if(is_stack_empty(stack))</text:span></text:p>
            </draw:text-box>
          </draw:frame>
          <draw:frame draw:style-name="gr19" draw:text-style-name="P13" draw:layer="layout" svg:width="4.862cm" svg:height="0.988cm" svg:x="2.748cm" svg:y="4.6cm">
            <draw:text-box>
              <text:p><text:span text:style-name="T10">return e_false</text:span></text:p>
            </draw:text-box>
          </draw:frame>
          <draw:g>
            <draw:frame draw:style-name="gr20" draw:text-style-name="P24" draw:layer="layout" svg:width="13.4cm" svg:height="1cm" svg:x="1.9cm" svg:y="5.5cm">
              <draw:text-box>
                <text:p><text:span text:style-name="T15"><text:s/></text:span><text:span text:style-name="T15">e</text:span><text:span text:style-name="T16">lement = stack <text:s text:c="10"/>item[stack <text:s text:c="7"/>top] </text:span></text:p>
              </draw:text-box>
            </draw:frame>
            <draw:line draw:style-name="gr21" draw:text-style-name="P25" draw:layer="layout" svg:x1="7.642cm" svg:y1="6cm" svg:x2="8.598cm" svg:y2="6cm">
              <text:p/>
            </draw:line>
            <draw:line draw:style-name="gr21" draw:text-style-name="P25" draw:layer="layout" svg:x1="12.042cm" svg:y1="6cm" svg:x2="12.998cm" svg:y2="6cm">
              <text:p/>
            </draw:line>
          </draw:g>
          <draw:frame draw:style-name="gr22" draw:text-style-name="P26" draw:layer="layout" svg:width="6.3cm" svg:height="1.138cm" svg:x="1.902cm" svg:y="6.362cm">
            <draw:text-box>
              <text:p><text:span text:style-name="T16"><text:s/></text:span><text:span text:style-name="T16">return e_true</text:span></text:p>
            </draw:text-box>
          </draw:frame>
        </draw:g>
        <draw:frame draw:style-name="gr12" draw:text-style-name="P16" draw:layer="layout" svg:width="1.7cm" svg:height="0.831cm" svg:x="22.258cm" svg:y="8.969cm">
          <draw:text-box>
            <text:p><text:span text:style-name="T12">item</text:span></text:p>
          </draw:text-box>
        </draw:frame>
        <draw:g>
          <draw:custom-shape draw:style-name="gr13" draw:text-style-name="P17" draw:layer="layout" svg:width="2cm" svg:height="1cm" svg:x="17.958cm" svg:y="5.93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6" draw:layer="layout" svg:width="2.8cm" svg:height="0.962cm" svg:x="15.558cm" svg:y="5.976cm">
            <draw:text-box>
              <text:p><text:span text:style-name="T12">capacity</text:span></text:p>
            </draw:text-box>
          </draw:frame>
        </draw:g>
        <draw:frame draw:style-name="gr14" draw:text-style-name="P19" draw:layer="layout" svg:width="2.402cm" svg:height="0.831cm" svg:x="23.998cm" svg:y="5.438cm">
          <draw:text-box>
            <text:p text:style-name="P18"><text:span text:style-name="T12">item[2]</text:span></text:p>
          </draw:text-box>
        </draw:frame>
        <draw:frame draw:style-name="gr11" draw:text-style-name="P20" draw:layer="layout" svg:width="3.3cm" svg:height="0.962cm" svg:x="22.258cm" svg:y="2.676cm">
          <draw:text-box>
            <text:p><text:span text:style-name="T13">size</text:span><text:span text:style-name="T14"> = 4</text:span></text:p>
          </draw:text-box>
        </draw:frame>
        <draw:frame draw:style-name="gr14" draw:text-style-name="P19" draw:layer="layout" svg:width="1cm" svg:height="0.831cm" svg:x="18.558cm" svg:y="6.007cm">
          <draw:text-box>
            <text:p text:style-name="P18"><text:span text:style-name="T12">4</text:span></text:p>
          </draw:text-box>
        </draw:frame>
        <draw:g>
          <draw:custom-shape draw:style-name="gr13" draw:text-style-name="P17" draw:layer="layout" svg:width="2cm" svg:height="1cm" svg:x="17.958cm" svg:y="7.93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6" draw:layer="layout" svg:width="1.8cm" svg:height="0.962cm" svg:x="16.858cm" svg:y="8.038cm">
            <draw:text-box>
              <text:p><text:span text:style-name="T12">top</text:span></text:p>
            </draw:text-box>
          </draw:frame>
        </draw:g>
        <draw:frame draw:style-name="gr14" draw:text-style-name="P19" draw:layer="layout" svg:width="2.442cm" svg:height="0.831cm" svg:x="23.958cm" svg:y="7.875cm">
          <draw:text-box>
            <text:p text:style-name="P18"><text:span text:style-name="T12">item[0]</text:span></text:p>
          </draw:text-box>
        </draw:frame>
        <draw:frame draw:style-name="gr14" draw:text-style-name="P19" draw:layer="layout" svg:width="2.647cm" svg:height="0.831cm" svg:x="23.953cm" svg:y="6.675cm">
          <draw:text-box>
            <text:p text:style-name="P18"><text:span text:style-name="T12">item[1]</text:span></text:p>
          </draw:text-box>
        </draw:frame>
        <draw:frame draw:style-name="gr14" draw:text-style-name="P19" draw:layer="layout" svg:width="2.402cm" svg:height="0.831cm" svg:x="23.998cm" svg:y="4.175cm">
          <draw:text-box>
            <text:p text:style-name="P18"><text:span text:style-name="T12">item[3]</text:span></text:p>
          </draw:text-box>
        </draw:frame>
        <draw:g>
          <draw:custom-shape draw:style-name="gr15" draw:text-style-name="P21" draw:layer="layout" svg:width="2cm" svg:height="1.2cm" svg:x="22.058cm" svg:y="7.6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6.4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5.2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4.038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9" draw:layer="layout" svg:width="1.4cm" svg:height="0.831cm" svg:x="22.457cm" svg:y="7.875cm">
          <draw:text-box>
            <text:p text:style-name="P18"><text:span text:style-name="T12">10</text:span></text:p>
          </draw:text-box>
        </draw:frame>
        <draw:frame draw:style-name="gr14" draw:text-style-name="P19" draw:layer="layout" svg:width="1.4cm" svg:height="0.831cm" svg:x="22.5cm" svg:y="6.675cm">
          <draw:text-box>
            <text:p text:style-name="P18"><text:span text:style-name="T12">20</text:span></text:p>
          </draw:text-box>
        </draw:frame>
        <draw:frame draw:style-name="gr14" draw:text-style-name="P19" draw:layer="layout" svg:width="1.4cm" svg:height="0.831cm" svg:x="22.5cm" svg:y="5.369cm">
          <draw:text-box>
            <text:p text:style-name="P18"><text:span text:style-name="T12">30</text:span></text:p>
          </draw:text-box>
        </draw:frame>
        <draw:frame draw:style-name="gr14" draw:text-style-name="P19" draw:layer="layout" svg:width="1.4cm" svg:height="0.831cm" svg:x="22.5cm" svg:y="4.2cm">
          <draw:text-box>
            <text:p text:style-name="P18"><text:span text:style-name="T12">40</text:span></text:p>
          </draw:text-box>
        </draw:frame>
        <draw:frame draw:style-name="gr14" draw:text-style-name="P19" draw:layer="layout" svg:width="1.4cm" svg:height="0.831cm" svg:x="18.4cm" svg:y="8.038cm">
          <draw:text-box>
            <text:p text:style-name="P18"><text:span text:style-name="T12"><text:s/></text:span><text:span text:style-name="T12">3</text:span></text:p>
          </draw:text-box>
        </draw:frame>
        <draw:custom-shape draw:style-name="gr23" draw:text-style-name="P22" xml:id="id35" draw:id="id35" draw:layer="layout" svg:width="13.8cm" svg:height="3.8cm" svg:x="1.7cm" svg:y="10.2cm">
          <text:p/>
          <draw:enhanced-geometry svg:viewBox="0 0 21600 21600" draw:type="rectangle" draw:enhanced-path="M 0 0 L 21600 0 21600 21600 0 21600 0 0 Z N"/>
        </draw:custom-shape>
        <draw:g xml:id="id36" draw:id="id36">
          <draw:frame draw:style-name="gr24" draw:text-style-name="P13" draw:layer="layout" svg:width="1.992cm" svg:height="0.988cm" svg:x="1.5cm" svg:y="12.013cm">
            <draw:text-box>
              <text:p><text:span text:style-name="T10"><text:s/></text:span><text:span text:style-name="T10">else</text:span></text:p>
            </draw:text-box>
          </draw:frame>
          <draw:g>
            <draw:g>
              <draw:line draw:style-name="gr21" draw:text-style-name="P27" draw:layer="layout" svg:x1="4.6cm" svg:y1="10.9cm" svg:x2="5.4cm" svg:y2="10.9cm">
                <text:p/>
              </draw:line>
              <draw:frame draw:style-name="gr25" draw:text-style-name="P13" draw:layer="layout" svg:width="10cm" svg:height="0.988cm" svg:x="1.6cm" svg:y="10.413cm">
                <draw:text-box>
                  <text:p><text:span text:style-name="T10"><text:s/></text:span><text:span text:style-name="T10">If (stack <text:s text:c="6"/>top = -1)</text:span></text:p>
                </draw:text-box>
              </draw:frame>
            </draw:g>
            <draw:frame draw:style-name="gr26" draw:text-style-name="P13" draw:layer="layout" svg:width="4.655cm" svg:height="0.988cm" svg:x="2.645cm" svg:y="11.313cm">
              <draw:text-box>
                <text:p><text:span text:style-name="T10">return e_true</text:span></text:p>
              </draw:text-box>
            </draw:frame>
            <draw:frame draw:style-name="gr19" draw:text-style-name="P13" draw:layer="layout" svg:width="4.862cm" svg:height="0.988cm" svg:x="2.638cm" svg:y="12.713cm">
              <draw:text-box>
                <text:p><text:span text:style-name="T10">return e_false</text:span></text:p>
              </draw:text-box>
            </draw:frame>
          </draw:g>
        </draw:g>
        <draw:frame draw:style-name="gr27" draw:text-style-name="P28" draw:layer="layout" svg:width="9.2cm" svg:height="1.072cm" svg:x="1.4cm" svg:y="8.901cm">
          <draw:text-box>
            <text:p xml:id="id34" text:id="id34"><text:span text:style-name="T17">is_stack_empty(stack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out" presentation:preset-property="Direction">
                  <anim:set smil:begin="0s" smil:dur="0.001s" smil:fill="hold" smil:targetElement="id35" smil:attributeName="visibility" smil:to="visible"/>
                  <anim:transitionFilter smil:dur="0.5s" smil:targetElement="id35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36" smil:attributeName="visibility" smil:to="visible"/>
                  <anim:transitionFilter smil:dur="0.5s" smil:targetElement="id36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12" draw:layer="layout" svg:width="25.451cm" svg:height="2.597cm" svg:x="0.55cm" svg:y="0.207cm" presentation:class="title" presentation:user-transformed="true">
          <draw:text-box>
            <text:p><text:span text:style-name="T8">Data Structure Stack-Array Implementation </text:span><text:span text:style-name="T9"><text:line-break/></text:span><text:span text:style-name="T9">peek(stack,element)</text:span></text:p>
          </draw:text-box>
        </draw:frame>
        <draw:custom-shape draw:style-name="gr16" draw:text-style-name="P22" draw:layer="layout" svg:width="13.6cm" svg:height="4.3cm" svg:x="1.6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8" draw:text-style-name="P13" draw:layer="layout" svg:width="8.452cm" svg:height="0.988cm" svg:x="2.2cm" svg:y="3.6cm">
            <draw:text-box>
              <text:p><text:span text:style-name="T10">if(is_stack_empty(stack))</text:span></text:p>
            </draw:text-box>
          </draw:frame>
          <draw:frame draw:style-name="gr19" draw:text-style-name="P13" draw:layer="layout" svg:width="4.862cm" svg:height="0.988cm" svg:x="2.748cm" svg:y="4.6cm">
            <draw:text-box>
              <text:p><text:span text:style-name="T10">return e_false</text:span></text:p>
            </draw:text-box>
          </draw:frame>
          <draw:g>
            <draw:frame draw:style-name="gr20" draw:text-style-name="P24" draw:layer="layout" svg:width="13.4cm" svg:height="1cm" svg:x="1.9cm" svg:y="5.5cm">
              <draw:text-box>
                <text:p><text:span text:style-name="T15"><text:s/></text:span><text:span text:style-name="T15">e</text:span><text:span text:style-name="T16">lement = stack <text:s text:c="10"/>item[stack <text:s text:c="8"/>top] </text:span></text:p>
              </draw:text-box>
            </draw:frame>
            <draw:line draw:style-name="gr21" draw:text-style-name="P25" draw:layer="layout" svg:x1="7.642cm" svg:y1="6cm" svg:x2="8.598cm" svg:y2="6cm">
              <text:p/>
            </draw:line>
            <draw:line draw:style-name="gr21" draw:text-style-name="P25" draw:layer="layout" svg:x1="12.042cm" svg:y1="6cm" svg:x2="12.998cm" svg:y2="6cm">
              <text:p/>
            </draw:line>
          </draw:g>
          <draw:frame draw:style-name="gr22" draw:text-style-name="P26" draw:layer="layout" svg:width="6.3cm" svg:height="1.138cm" svg:x="1.902cm" svg:y="6.362cm">
            <draw:text-box>
              <text:p><text:span text:style-name="T16"><text:s/></text:span><text:span text:style-name="T16">return e_true</text:span></text:p>
            </draw:text-box>
          </draw:frame>
        </draw:g>
        <draw:frame draw:style-name="gr12" draw:text-style-name="P16" draw:layer="layout" svg:width="1.7cm" svg:height="0.831cm" svg:x="22.258cm" svg:y="8.969cm">
          <draw:text-box>
            <text:p><text:span text:style-name="T12">item</text:span></text:p>
          </draw:text-box>
        </draw:frame>
        <draw:g>
          <draw:custom-shape draw:style-name="gr13" draw:text-style-name="P17" draw:layer="layout" svg:width="2cm" svg:height="1cm" svg:x="17.958cm" svg:y="5.93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6" draw:layer="layout" svg:width="2.8cm" svg:height="0.962cm" svg:x="15.558cm" svg:y="5.976cm">
            <draw:text-box>
              <text:p><text:span text:style-name="T12">capacity</text:span></text:p>
            </draw:text-box>
          </draw:frame>
        </draw:g>
        <draw:frame draw:style-name="gr14" draw:text-style-name="P19" draw:layer="layout" svg:width="2.402cm" svg:height="0.831cm" svg:x="23.998cm" svg:y="5.438cm">
          <draw:text-box>
            <text:p text:style-name="P18"><text:span text:style-name="T12">item[2]</text:span></text:p>
          </draw:text-box>
        </draw:frame>
        <draw:frame draw:style-name="gr11" draw:text-style-name="P20" draw:layer="layout" svg:width="3.3cm" svg:height="0.962cm" svg:x="22.258cm" svg:y="2.676cm">
          <draw:text-box>
            <text:p><text:span text:style-name="T13">size</text:span><text:span text:style-name="T14"> = 4</text:span></text:p>
          </draw:text-box>
        </draw:frame>
        <draw:frame draw:style-name="gr14" draw:text-style-name="P19" draw:layer="layout" svg:width="1cm" svg:height="0.831cm" svg:x="18.558cm" svg:y="6.007cm">
          <draw:text-box>
            <text:p text:style-name="P18"><text:span text:style-name="T12">4</text:span></text:p>
          </draw:text-box>
        </draw:frame>
        <draw:g>
          <draw:custom-shape draw:style-name="gr13" draw:text-style-name="P17" draw:layer="layout" svg:width="2cm" svg:height="1cm" svg:x="17.958cm" svg:y="7.93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6" draw:layer="layout" svg:width="1.8cm" svg:height="0.962cm" svg:x="16.858cm" svg:y="8.038cm">
            <draw:text-box>
              <text:p><text:span text:style-name="T12">top</text:span></text:p>
            </draw:text-box>
          </draw:frame>
        </draw:g>
        <draw:frame draw:style-name="gr14" draw:text-style-name="P19" draw:layer="layout" svg:width="2.442cm" svg:height="0.831cm" svg:x="23.958cm" svg:y="7.875cm">
          <draw:text-box>
            <text:p text:style-name="P18"><text:span text:style-name="T12">item[0]</text:span></text:p>
          </draw:text-box>
        </draw:frame>
        <draw:frame draw:style-name="gr14" draw:text-style-name="P19" draw:layer="layout" svg:width="2.647cm" svg:height="0.831cm" svg:x="23.953cm" svg:y="6.675cm">
          <draw:text-box>
            <text:p text:style-name="P18"><text:span text:style-name="T12">item[1]</text:span></text:p>
          </draw:text-box>
        </draw:frame>
        <draw:frame draw:style-name="gr14" draw:text-style-name="P19" draw:layer="layout" svg:width="2.402cm" svg:height="0.831cm" svg:x="23.998cm" svg:y="4.175cm">
          <draw:text-box>
            <text:p text:style-name="P18"><text:span text:style-name="T12">item[3]</text:span></text:p>
          </draw:text-box>
        </draw:frame>
        <draw:g>
          <draw:custom-shape draw:style-name="gr15" draw:text-style-name="P21" draw:layer="layout" svg:width="2cm" svg:height="1.2cm" svg:x="22.058cm" svg:y="7.6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6.4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5.2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4.038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9" draw:layer="layout" svg:width="1.4cm" svg:height="0.831cm" svg:x="22.457cm" svg:y="7.875cm">
          <draw:text-box>
            <text:p text:style-name="P18"><text:span text:style-name="T12">10</text:span></text:p>
          </draw:text-box>
        </draw:frame>
        <draw:frame draw:style-name="gr14" draw:text-style-name="P19" draw:layer="layout" svg:width="1.4cm" svg:height="0.831cm" svg:x="22.5cm" svg:y="6.675cm">
          <draw:text-box>
            <text:p text:style-name="P18"><text:span text:style-name="T12">20</text:span></text:p>
          </draw:text-box>
        </draw:frame>
        <draw:frame draw:style-name="gr14" draw:text-style-name="P19" draw:layer="layout" svg:width="1.4cm" svg:height="0.831cm" svg:x="22.5cm" svg:y="5.369cm">
          <draw:text-box>
            <text:p text:style-name="P18"><text:span text:style-name="T12">30</text:span></text:p>
          </draw:text-box>
        </draw:frame>
        <draw:frame draw:style-name="gr14" draw:text-style-name="P19" draw:layer="layout" svg:width="1.4cm" svg:height="0.831cm" svg:x="22.5cm" svg:y="4.2cm">
          <draw:text-box>
            <text:p text:style-name="P18"><text:span text:style-name="T12">40</text:span></text:p>
          </draw:text-box>
        </draw:frame>
        <draw:custom-shape draw:style-name="gr28" draw:text-style-name="P29" xml:id="id38" draw:id="id38" draw:layer="layout" svg:width="2cm" svg:height="1cm" svg:x="17.958cm" svg:y="7.938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.4cm" svg:height="0.831cm" svg:x="18.4cm" svg:y="8.038cm">
          <draw:text-box>
            <text:p text:style-name="P18"><text:span text:style-name="T12"><text:s/></text:span><text:span text:style-name="T12">3</text:span></text:p>
          </draw:text-box>
        </draw:frame>
        <draw:custom-shape draw:style-name="gr23" draw:text-style-name="P22" draw:layer="layout" svg:width="13.8cm" svg:height="3.8cm" svg:x="1.7cm" svg:y="10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xml:id="id37" draw:id="id37" draw:layer="layout" svg:width="7.6cm" svg:height="0.9cm" svg:x="1.9cm" svg:y="10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4" draw:text-style-name="P13" draw:layer="layout" svg:width="1.992cm" svg:height="0.988cm" svg:x="1.5cm" svg:y="12.013cm">
            <draw:text-box>
              <text:p><text:span text:style-name="T10"><text:s/></text:span><text:span text:style-name="T10">else</text:span></text:p>
            </draw:text-box>
          </draw:frame>
          <draw:g>
            <draw:g>
              <draw:line draw:style-name="gr21" draw:text-style-name="P27" draw:layer="layout" svg:x1="4.6cm" svg:y1="10.9cm" svg:x2="5.4cm" svg:y2="10.9cm">
                <text:p/>
              </draw:line>
              <draw:frame draw:style-name="gr25" draw:text-style-name="P13" draw:layer="layout" svg:width="10cm" svg:height="0.988cm" svg:x="1.6cm" svg:y="10.413cm">
                <draw:text-box>
                  <text:p><text:span text:style-name="T10"><text:s/></text:span><text:span text:style-name="T10">If (stack <text:s text:c="6"/>top = -1)</text:span></text:p>
                </draw:text-box>
              </draw:frame>
            </draw:g>
            <draw:frame draw:style-name="gr26" draw:text-style-name="P13" draw:layer="layout" svg:width="4.655cm" svg:height="0.988cm" svg:x="2.645cm" svg:y="11.313cm">
              <draw:text-box>
                <text:p><text:span text:style-name="T10">return e_true</text:span></text:p>
              </draw:text-box>
            </draw:frame>
            <draw:frame draw:style-name="gr19" draw:text-style-name="P13" draw:layer="layout" svg:width="4.862cm" svg:height="0.988cm" svg:x="2.638cm" svg:y="12.713cm">
              <draw:text-box>
                <text:p><text:span text:style-name="T10">return e_false</text:span></text:p>
              </draw:text-box>
            </draw:frame>
          </draw:g>
        </draw:g>
        <draw:frame draw:style-name="gr27" draw:text-style-name="P28" draw:layer="layout" svg:width="9.2cm" svg:height="1.072cm" svg:x="1.4cm" svg:y="8.901cm">
          <draw:text-box>
            <text:p><text:span text:style-name="T17">is_stack_empty(stack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37" svg:path="M-0.00357142857142857 0.0222222222222222l-0.00357142857142857 0.081714285714285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37" svg:path="M-0.00714285714285714 0.116634920634921v0.038095238095238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12" draw:layer="layout" svg:width="25.451cm" svg:height="2.597cm" svg:x="0.55cm" svg:y="0.207cm" presentation:class="title" presentation:user-transformed="true">
          <draw:text-box>
            <text:p><text:span text:style-name="T8">Data Structure Stack-Array Implementation </text:span><text:span text:style-name="T9"><text:line-break/></text:span><text:span text:style-name="T9">peek(stack,element)</text:span></text:p>
          </draw:text-box>
        </draw:frame>
        <draw:custom-shape draw:style-name="gr16" draw:text-style-name="P22" draw:layer="layout" svg:width="13.6cm" svg:height="4.3cm" svg:x="1.6cm" svg:y="3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xml:id="id39" draw:id="id39" draw:layer="layout" svg:width="12.4cm" svg:height="0.9cm" svg:x="2.2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8" draw:text-style-name="P13" draw:layer="layout" svg:width="8.452cm" svg:height="0.988cm" svg:x="2.2cm" svg:y="3.6cm">
            <draw:text-box>
              <text:p><text:span text:style-name="T10">if(is_stack_empty(stack))</text:span></text:p>
            </draw:text-box>
          </draw:frame>
          <draw:frame draw:style-name="gr19" draw:text-style-name="P13" draw:layer="layout" svg:width="4.862cm" svg:height="0.988cm" svg:x="2.748cm" svg:y="4.6cm">
            <draw:text-box>
              <text:p><text:span text:style-name="T10">return e_false</text:span></text:p>
            </draw:text-box>
          </draw:frame>
          <draw:g>
            <draw:frame draw:style-name="gr20" draw:text-style-name="P24" draw:layer="layout" svg:width="13.4cm" svg:height="1cm" svg:x="1.9cm" svg:y="5.5cm">
              <draw:text-box>
                <text:p><text:span text:style-name="T15"><text:s/></text:span><text:span text:style-name="T15">e</text:span><text:span text:style-name="T16">lement = stack <text:s text:c="10"/>item[stack <text:s text:c="8"/>top] </text:span></text:p>
              </draw:text-box>
            </draw:frame>
            <draw:line draw:style-name="gr21" draw:text-style-name="P25" draw:layer="layout" svg:x1="7.642cm" svg:y1="6cm" svg:x2="8.598cm" svg:y2="6cm">
              <text:p/>
            </draw:line>
            <draw:line draw:style-name="gr21" draw:text-style-name="P25" draw:layer="layout" svg:x1="12.042cm" svg:y1="6cm" svg:x2="12.998cm" svg:y2="6cm">
              <text:p/>
            </draw:line>
          </draw:g>
          <draw:frame draw:style-name="gr22" draw:text-style-name="P26" draw:layer="layout" svg:width="6.3cm" svg:height="1.138cm" svg:x="1.902cm" svg:y="6.362cm">
            <draw:text-box>
              <text:p><text:span text:style-name="T16"><text:s/></text:span><text:span text:style-name="T16">return e_true</text:span></text:p>
            </draw:text-box>
          </draw:frame>
        </draw:g>
        <draw:frame draw:style-name="gr12" draw:text-style-name="P16" draw:layer="layout" svg:width="1.7cm" svg:height="0.831cm" svg:x="22.258cm" svg:y="8.969cm">
          <draw:text-box>
            <text:p><text:span text:style-name="T12">item</text:span></text:p>
          </draw:text-box>
        </draw:frame>
        <draw:g>
          <draw:custom-shape draw:style-name="gr13" draw:text-style-name="P17" draw:layer="layout" svg:width="2cm" svg:height="1cm" svg:x="17.958cm" svg:y="5.93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6" draw:layer="layout" svg:width="2.8cm" svg:height="0.962cm" svg:x="15.558cm" svg:y="5.976cm">
            <draw:text-box>
              <text:p><text:span text:style-name="T12">capacity</text:span></text:p>
            </draw:text-box>
          </draw:frame>
        </draw:g>
        <draw:frame draw:style-name="gr14" draw:text-style-name="P19" draw:layer="layout" svg:width="2.402cm" svg:height="0.831cm" svg:x="23.998cm" svg:y="5.438cm">
          <draw:text-box>
            <text:p text:style-name="P18"><text:span text:style-name="T12">item[2]</text:span></text:p>
          </draw:text-box>
        </draw:frame>
        <draw:frame draw:style-name="gr11" draw:text-style-name="P20" draw:layer="layout" svg:width="3.3cm" svg:height="0.962cm" svg:x="22.258cm" svg:y="2.676cm">
          <draw:text-box>
            <text:p><text:span text:style-name="T13">size</text:span><text:span text:style-name="T14"> = 4</text:span></text:p>
          </draw:text-box>
        </draw:frame>
        <draw:frame draw:style-name="gr14" draw:text-style-name="P19" draw:layer="layout" svg:width="1cm" svg:height="0.831cm" svg:x="18.558cm" svg:y="6.007cm">
          <draw:text-box>
            <text:p text:style-name="P18"><text:span text:style-name="T12">4</text:span></text:p>
          </draw:text-box>
        </draw:frame>
        <draw:g>
          <draw:custom-shape draw:style-name="gr13" draw:text-style-name="P17" draw:layer="layout" svg:width="2cm" svg:height="1cm" svg:x="17.958cm" svg:y="7.93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6" draw:layer="layout" svg:width="1.8cm" svg:height="0.962cm" svg:x="16.858cm" svg:y="8.038cm">
            <draw:text-box>
              <text:p><text:span text:style-name="T12">top</text:span></text:p>
            </draw:text-box>
          </draw:frame>
        </draw:g>
        <draw:frame draw:style-name="gr14" draw:text-style-name="P19" draw:layer="layout" svg:width="2.442cm" svg:height="0.831cm" svg:x="23.958cm" svg:y="7.875cm">
          <draw:text-box>
            <text:p text:style-name="P18"><text:span text:style-name="T12">item[0]</text:span></text:p>
          </draw:text-box>
        </draw:frame>
        <draw:frame draw:style-name="gr14" draw:text-style-name="P19" draw:layer="layout" svg:width="2.647cm" svg:height="0.831cm" svg:x="23.953cm" svg:y="6.675cm">
          <draw:text-box>
            <text:p text:style-name="P18"><text:span text:style-name="T12">item[1]</text:span></text:p>
          </draw:text-box>
        </draw:frame>
        <draw:frame draw:style-name="gr14" draw:text-style-name="P19" draw:layer="layout" svg:width="2.402cm" svg:height="0.831cm" svg:x="23.998cm" svg:y="4.175cm">
          <draw:text-box>
            <text:p text:style-name="P18"><text:span text:style-name="T12">item[3]</text:span></text:p>
          </draw:text-box>
        </draw:frame>
        <draw:g>
          <draw:custom-shape draw:style-name="gr15" draw:text-style-name="P21" draw:layer="layout" svg:width="2cm" svg:height="1.2cm" svg:x="22.058cm" svg:y="7.6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6.4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5.2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2cm" svg:height="1.2cm" svg:x="22.058cm" svg:y="4.038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9" draw:layer="layout" svg:width="1.4cm" svg:height="0.831cm" svg:x="22.457cm" svg:y="7.875cm">
          <draw:text-box>
            <text:p text:style-name="P18"><text:span text:style-name="T12">10</text:span></text:p>
          </draw:text-box>
        </draw:frame>
        <draw:frame draw:style-name="gr14" draw:text-style-name="P19" draw:layer="layout" svg:width="1.4cm" svg:height="0.831cm" svg:x="22.5cm" svg:y="6.675cm">
          <draw:text-box>
            <text:p text:style-name="P18"><text:span text:style-name="T12">20</text:span></text:p>
          </draw:text-box>
        </draw:frame>
        <draw:frame draw:style-name="gr14" draw:text-style-name="P19" draw:layer="layout" svg:width="1.4cm" svg:height="0.831cm" svg:x="22.5cm" svg:y="5.369cm">
          <draw:text-box>
            <text:p text:style-name="P18"><text:span text:style-name="T12">30</text:span></text:p>
          </draw:text-box>
        </draw:frame>
        <draw:frame draw:style-name="gr14" draw:text-style-name="P19" draw:layer="layout" svg:width="1.4cm" svg:height="0.831cm" svg:x="22.5cm" svg:y="4.2cm">
          <draw:text-box>
            <text:p text:style-name="P18"><text:span text:style-name="T12">40</text:span></text:p>
          </draw:text-box>
        </draw:frame>
        <draw:frame draw:style-name="gr14" draw:text-style-name="P19" draw:layer="layout" svg:width="1.4cm" svg:height="0.831cm" svg:x="18.4cm" svg:y="8.038cm">
          <draw:text-box>
            <text:p text:style-name="P18"><text:span text:style-name="T12"><text:s/></text:span><text:span text:style-name="T12">3</text:span></text:p>
          </draw:text-box>
        </draw:frame>
        <draw:custom-shape draw:style-name="gr23" draw:text-style-name="P22" draw:layer="layout" svg:width="13.8cm" svg:height="3.8cm" svg:x="1.7cm" svg:y="10.2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13" draw:layer="layout" svg:width="1.992cm" svg:height="0.988cm" svg:x="1.5cm" svg:y="12.013cm">
            <draw:text-box>
              <text:p><text:span text:style-name="T10"><text:s/></text:span><text:span text:style-name="T10">else</text:span></text:p>
            </draw:text-box>
          </draw:frame>
          <draw:g>
            <draw:g>
              <draw:line draw:style-name="gr21" draw:text-style-name="P27" draw:layer="layout" svg:x1="4.6cm" svg:y1="10.9cm" svg:x2="5.4cm" svg:y2="10.9cm">
                <text:p/>
              </draw:line>
              <draw:frame draw:style-name="gr25" draw:text-style-name="P13" draw:layer="layout" svg:width="10cm" svg:height="0.988cm" svg:x="1.6cm" svg:y="10.413cm">
                <draw:text-box>
                  <text:p><text:span text:style-name="T10"><text:s/></text:span><text:span text:style-name="T10">If (stack <text:s text:c="7"/>top = -1)</text:span></text:p>
                </draw:text-box>
              </draw:frame>
            </draw:g>
            <draw:frame draw:style-name="gr26" draw:text-style-name="P13" draw:layer="layout" svg:width="4.655cm" svg:height="0.988cm" svg:x="2.645cm" svg:y="11.313cm">
              <draw:text-box>
                <text:p><text:span text:style-name="T10">return e_true</text:span></text:p>
              </draw:text-box>
            </draw:frame>
            <draw:frame draw:style-name="gr19" draw:text-style-name="P13" draw:layer="layout" svg:width="4.862cm" svg:height="0.988cm" svg:x="2.638cm" svg:y="12.713cm">
              <draw:text-box>
                <text:p><text:span text:style-name="T10">return e_false</text:span></text:p>
              </draw:text-box>
            </draw:frame>
          </draw:g>
        </draw:g>
        <draw:frame draw:style-name="gr27" draw:text-style-name="P28" draw:layer="layout" svg:width="9.2cm" svg:height="1.072cm" svg:x="1.4cm" svg:y="8.901cm">
          <draw:text-box>
            <text:p><text:span text:style-name="T17">is_stack_empty(stack)</text:span></text:p>
          </draw:text-box>
        </draw:frame>
        <draw:frame draw:style-name="gr31" draw:text-style-name="P30" draw:layer="layout" svg:width="3.901cm" svg:height="0.831cm" svg:x="17.1cm" svg:y="2.7cm">
          <draw:text-box>
            <text:p xml:id="id40" text:id="id40"><text:span text:style-name="T18">element = 4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39" svg:path="M-0.00357142857142857 0.0222222222222222l-0.00357142857142857 0.10158730158730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39" svg:path="M-0.00714285714285714 0.123809523809524v0.0634920634920635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Code -Stack Array Implementa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5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5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5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2DT10H13M23S</meta:editing-duration>
    <meta:editing-cycles>134</meta:editing-cycles>
    <meta:generator>LibreOffice/7.3.2.2$Windows_X86_64 LibreOffice_project/49f2b1bff42cfccbd8f788c8dc32c1c309559be0</meta:generator>
    <dc:title>Bright Blue</dc:title>
    <dc:date>2022-06-09T05:59:01.040000000</dc:date>
    <meta:document-statistic meta:object-count="343"/>
    <meta:template xlink:type="simple" xlink:actuate="onRequest" xlink:title="Bright Blue" xlink:href="../R05_Flowchart.odp" meta:date="2020-04-08T20:36:48.497255069"/>
  </office:meta>
</office:document-meta>
</file>